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go: Highscore</text:span></text:p>
      <text:p text:style-name="P1"/>
      <text:p text:style-name="P1">1] (score) (name) <text:span text:style-name="T2">1</text:span>1111<text:tab/><text:span text:style-name="T2">a</text:span>aaaa</text:p>
      <text:p text:style-name="P1">2] (score) (name) <text:span text:style-name="T2">2</text:span>2222<text:tab/><text:span text:style-name="T2">b</text:span>bbbb</text:p>
      <text:p text:style-name="P1">3] (score) (name) <text:span text:style-name="T2">3</text:span>3333<text:tab/><text:span text:style-name="T2">c</text:span>cccc</text:p>
      <text:p text:style-name="P1">4] (score) (name) <text:span text:style-name="T2">4</text:span>4444<text:tab/><text:span text:style-name="T2">d</text:span>dddd</text:p>
      <text:p text:style-name="P1">5] (score) (name) <text:span text:style-name="T2">5</text:span>5555<text:tab/><text:span text:style-name="T2">e</text:span>eeee </text:p>
      <text:p text:style-name="P1">&gt;&gt;&gt; (algoritme)</text:p>
      <text:p text:style-name="P1"/>
      <text:p text:style-name="P1">line 1] <text:span text:style-name="T2">1a2b3c4d5e</text:span></text:p>
      <text:p text:style-name="P1">line 2] 1a2b3c4d5e</text:p>
      <text:p text:style-name="P1">line 3] 1a2b3c4d5e</text:p>
      <text:p text:style-name="P1">line 4] 1a2b3c4d5e</text:p>
      <text:p text:style-name="P1">line 5] 1a2b3c4d5e</text:p>
      <text:p text:style-name="P1"/>
      <text:p text:style-name="P1"/>
      <text:p text:style-name="P1"><draw:rect text:anchor-type="as-char" svg:y="0in" draw:z-index="0" draw:style-name="gr1" draw:text-style-name="P3" svg:width="0.0012in" svg:height="0.0213in"><text:p/></draw:rect></text:p>
      <text:p text:style-name="P1"/>
      <text:p text:style-name="P1">algoritme zou score en naam doorgestuurd krijgen<text:line-break/></text:p>
      <text:p text:style-name="P1">score-tab-naam<text:line-break/>score<text:tab/>naam</text:p>
      <text:p text:style-name="P1"/>
      <text:p text:style-name="P1">Algoritme moet bepalen op welke plaats het komt en in verticale format zetten op de juiste plaats.<text:line-break/><text:line-break/>algoritme moet ook terug kunnen schrijven naar horizontale format.</text:p>
      <text:p text:style-name="P1"/>
      <text:p text:style-name="P1"/>
      <text:p text:style-name="P1">Output:</text:p>
      <text:p text:style-name="P1"><text:soft-page-break/>array van arraylist<text:line-break/><text:line-break/>plaats 1, plaats 2, plaats 3 ….<text:line-break/></text:p>
      <text:p text:style-name="P1"/>
      <text:p text:style-name="P1"><draw:rect text:anchor-type="as-char" svg:y="0in" draw:z-index="1" draw:style-name="gr1" draw:text-style-name="P3" svg:width="0.0012in" svg:height="0.0213in"><text:p/></draw:rect></text:p>
      <text:p text:style-name="P1">score-tab-naam<text:line-break/>naar een arraylist</text:p>
      <text:p text:style-name="P1">0000/ spaces tot max lengte needed.</text:p>
      <text:p text:style-name="P1">00000-score-tab-naam-spaces</text:p>
      <text:p text:style-name="P1">forlus de arraylist afgaan en juiste chars uitlezen en uitschrijv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112" meta:character-count="729" meta:non-whitespace-character-count="633"/>
    <meta:generator>LibreOfficeDev/5.1.0.3$Linux_X86_64 LibreOffice_project/</meta:generator>
  </office:meta>
</office:document-meta>
</file>